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53cm" svg:height="10.687cm" svg:x="11.545cm" svg:y="1.247cm">
            <draw:object draw:notify-on-update-of-ranges="Planilha1.A2:Planilha1.A12 Planilha1.C1:Planilha1.C1 Planilha1.C2:Planilha1.C12 Planilha1.A2:Planilha1.A12 Planilha1.B2:Planilha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ração</text:p>
          </table:table-cell>
          <table:table-cell office:value-type="string" calcext:value-type="string">
            <text:p>Erro (GS)</text:p>
          </table:table-cell>
          <table:table-cell office:value-type="string" calcext:value-type="string">
            <text:p>Erro (SOR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4618" calcext:value-type="float">
            <text:p>5,64618</text:p>
          </table:table-cell>
          <table:table-cell office:value-type="float" office:value="5.05988" calcext:value-type="float">
            <text:p>5,05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0683" calcext:value-type="float">
            <text:p>1,40683</text:p>
          </table:table-cell>
          <table:table-cell office:value-type="float" office:value="1.12791" calcext:value-type="float">
            <text:p>1,12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5163" calcext:value-type="float">
            <text:p>0,205163</text:p>
          </table:table-cell>
          <table:table-cell office:value-type="float" office:value="0.0120131" calcext:value-type="float">
            <text:p>0,0120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9195" calcext:value-type="float">
            <text:p>0,0299195</text:p>
          </table:table-cell>
          <table:table-cell office:value-type="float" office:value="0.000644079" calcext:value-type="float">
            <text:p>0,0006440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36327" calcext:value-type="float">
            <text:p>0,00436327</text:p>
          </table:table-cell>
          <table:table-cell office:value-type="float" office:value="0.000130519" calcext:value-type="float">
            <text:p>0,000130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3631" calcext:value-type="float">
            <text:p>0,00063631</text:p>
          </table:table-cell>
          <table:table-cell table:style-name="ce1" office:value-type="float" office:value="0.00000272779" calcext:value-type="float">
            <text:p>2,73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927952" calcext:value-type="float">
            <text:p>9,28E-05</text:p>
          </table:table-cell>
          <table:table-cell table:style-name="ce1" office:value-type="float" office:value="0.000000158055" calcext:value-type="float">
            <text:p>1,58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135326" calcext:value-type="float">
            <text:p>1,35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197351" calcext:value-type="float">
            <text:p>1,97E-06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287803" calcext:value-type="float">
            <text:p>2,88E-07</text:p>
          </table:table-cell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7:03:40.96595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7T16:41:54.537047800</meta:creation-date>
    <dc:date>2025-05-27T18:38:19.018490500</dc:date>
    <meta:editing-duration>PT1H25M5S</meta:editing-duration>
    <meta:editing-cycles>2</meta:editing-cycles>
    <meta:generator>LibreOffice/25.2.2.2$Windows_X86_64 LibreOffice_project/7370d4be9e3cf6031a51beef54ff3bda878e3fac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531cm" svg:height="10.688cm" xlink:href=".." xlink:type="simple" chart:class="chart:scatter" chart:style-name="ch1">
        <chart:title svg:x="1.84cm" svg:y="0.348cm" chart:style-name="ch2">
          <text:p>Evolução do erro dos métodos Gauss-Seidel e SOR baseado em Gauss-Seidel</text:p>
        </chart:title>
        <chart:legend chart:legend-position="end" svg:x="13.388cm" svg:y="4.79cm" style:legend-expansion="high" chart:style-name="ch3"/>
        <chart:plot-area chart:style-name="ch4" svg:x="1.331cm" svg:y="1.896cm" svg:width="11.727cm" svg:height="7.608cm">
          <chart:coordinate-region svg:x="1.782cm" svg:y="2.099cm" svg:width="11.074cm" svg:height="6.752cm"/>
          <chart:axis chart:dimension="x" chart:name="primary-x" chart:style-name="ch5">
            <chart:title svg:x="5.663cm" svg:y="9.717cm" chart:style-name="ch2">
              <text:p><text:span text:style-name="T1">Número de iterações</text:span></text:p>
            </chart:title>
            <chart:grid chart:style-name="ch6" chart:class="major"/>
          </chart:axis>
          <chart:axis chart:dimension="y" chart:name="primary-y" chart:style-name="ch5">
            <chart:title svg:x="0.451cm" svg:y="6.057cm" chart:style-name="ch7">
              <text:p><text:span text:style-name="T1">Erro</text:span></text:p>
            </chart:title>
            <chart:grid chart:style-name="ch6" chart:class="major"/>
          </chart:axis>
          <chart:series chart:style-name="ch8" chart:values-cell-range-address="Planilha1.C2:Planilha1.C12" chart:label-cell-address="Planilha1.C1:Planilha1.C1" chart:class="chart:scatter">
            <chart:domain table:cell-range-address="Planilha1.A2:Planilha1.A12"/>
            <chart:data-point chart:repeated="11"/>
          </chart:series>
          <chart:series chart:style-name="ch9" chart:values-cell-range-address="Planilha1.B2:Planilha1.B12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Erro (SOR)</text:p>
                <draw:g>
                  <svg:desc>Planilha1.C1:Planilha1.C1</svg:desc>
                </draw:g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12</svg:desc>
                </draw:g>
              </table:table-cell>
              <table:table-cell office:value-type="float" office:value="5.05988">
                <text:p>5.05988</text:p>
                <draw:g>
                  <svg:desc>Planilha1.C2:Planilha1.C12</svg:desc>
                </draw:g>
              </table:table-cell>
              <table:table-cell office:value-type="float" office:value="5.64618">
                <text:p>5.64618</text:p>
                <draw:g>
                  <svg:desc>Planilha1.B2:Planilha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2791">
                <text:p>1.12791</text:p>
              </table:table-cell>
              <table:table-cell office:value-type="float" office:value="1.40683">
                <text:p>1.40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120131">
                <text:p>0.0120131</text:p>
              </table:table-cell>
              <table:table-cell office:value-type="float" office:value="0.205163">
                <text:p>0.205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644079">
                <text:p>0.000644079</text:p>
              </table:table-cell>
              <table:table-cell office:value-type="float" office:value="0.0299195">
                <text:p>0.0299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30519">
                <text:p>0.000130519</text:p>
              </table:table-cell>
              <table:table-cell office:value-type="float" office:value="0.00436327">
                <text:p>0.00436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272779">
                <text:p>0.00000272779</text:p>
              </table:table-cell>
              <table:table-cell office:value-type="float" office:value="0.00063631">
                <text:p>0.00063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158055">
                <text:p>0.000000158055</text:p>
              </table:table-cell>
              <table:table-cell office:value-type="float" office:value="0.0000927952">
                <text:p>0.0000927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0135326">
                <text:p>0.0000135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0000197351">
                <text:p>0.00000197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000287803">
                <text:p>0.000000287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